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d3738"/>
    </style:style>
    <style:style style:name="P2" style:family="paragraph" style:parent-style-name="Standard">
      <style:paragraph-properties fo:text-align="start" style:justify-single-word="false"/>
      <style:text-properties officeooo:rsid="001d3738" officeooo:paragraph-rsid="001d3738"/>
    </style:style>
    <style:style style:name="P3" style:family="paragraph" style:parent-style-name="Standard">
      <style:paragraph-properties fo:text-align="start" style:justify-single-word="false"/>
      <style:text-properties fo:color="#cc7832" style:font-name="JetBrains Mono" fo:font-size="10pt" fo:font-style="normal" fo:font-weight="normal" officeooo:rsid="00278a96" officeooo:paragraph-rsid="001d3738" style:font-size-asian="10pt" style:font-style-asian="normal" style:font-weight-asian="normal"/>
    </style:style>
    <style:style style:name="P4" style:family="paragraph" style:parent-style-name="Standard">
      <style:text-properties officeooo:rsid="0038ead2" officeooo:paragraph-rsid="0038ead2"/>
    </style:style>
    <style:style style:name="P5" style:family="paragraph" style:parent-style-name="Text_20_body">
      <style:paragraph-properties fo:text-align="start" style:justify-single-word="false"/>
      <style:text-properties officeooo:paragraph-rsid="003100d3"/>
    </style:style>
    <style:style style:name="P6" style:family="paragraph" style:parent-style-name="Text_20_body">
      <style:text-properties officeooo:rsid="002acd4f" officeooo:paragraph-rsid="002acd4f"/>
    </style:style>
    <style:style style:name="P7" style:family="paragraph" style:parent-style-name="Text_20_body">
      <style:text-properties officeooo:rsid="002d7037" officeooo:paragraph-rsid="002d7037"/>
    </style:style>
    <style:style style:name="P8" style:family="paragraph" style:parent-style-name="Text_20_body">
      <style:text-properties officeooo:rsid="0035cff6" officeooo:paragraph-rsid="0035cff6"/>
    </style:style>
    <style:style style:name="P9" style:family="paragraph" style:parent-style-name="Text_20_body">
      <style:text-properties fo:font-weight="bold" officeooo:rsid="0035cff6" officeooo:paragraph-rsid="0035cff6" style:font-weight-asian="bold" style:font-weight-complex="bold"/>
    </style:style>
    <style:style style:name="P10" style:family="paragraph" style:parent-style-name="Text_20_body">
      <style:text-properties officeooo:rsid="0038ead2" officeooo:paragraph-rsid="0038ead2"/>
    </style:style>
    <style:style style:name="P11" style:family="paragraph" style:parent-style-name="Heading_20_1">
      <style:text-properties officeooo:rsid="002d7037" officeooo:paragraph-rsid="002d7037"/>
    </style:style>
    <style:style style:name="P12" style:family="paragraph" style:parent-style-name="Heading_20_1">
      <style:text-properties officeooo:paragraph-rsid="002d7037"/>
    </style:style>
    <style:style style:name="P13" style:family="paragraph" style:parent-style-name="Heading_20_3">
      <style:text-properties officeooo:paragraph-rsid="0032ab5f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d8b43" officeooo:paragraph-rsid="001d8b43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d8b43" officeooo:paragraph-rsid="001e0560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e0560" officeooo:paragraph-rsid="001e0560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1e0560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1d8b43"/>
    </style:style>
    <style:style style:name="P19" style:family="paragraph" style:parent-style-name="Standard">
      <style:paragraph-properties fo:text-align="start" style:justify-single-word="false"/>
      <style:text-properties officeooo:paragraph-rsid="00399cf3"/>
    </style:style>
    <style:style style:name="P20" style:family="paragraph" style:parent-style-name="Standard">
      <style:paragraph-properties fo:text-align="start" style:justify-single-word="false"/>
      <style:text-properties officeooo:paragraph-rsid="003e186f"/>
    </style:style>
    <style:style style:name="P21" style:family="paragraph" style:parent-style-name="Standard">
      <style:text-properties fo:color="#cc7832" style:font-name="JetBrains Mono" fo:font-size="10pt" fo:font-style="normal" fo:font-weight="normal" officeooo:rsid="0038ead2" officeooo:paragraph-rsid="0038ead2" style:font-size-asian="10pt" style:font-style-asian="normal" style:font-weight-asian="normal"/>
    </style:style>
    <style:style style:name="P22" style:family="paragraph" style:parent-style-name="Standard">
      <style:paragraph-properties fo:text-align="start" style:justify-single-word="false"/>
      <style:text-properties officeooo:rsid="001d3738" officeooo:paragraph-rsid="001d3738"/>
    </style:style>
    <style:style style:name="P23" style:family="paragraph" style:parent-style-name="Standard">
      <style:text-properties officeooo:rsid="0038ead2" officeooo:paragraph-rsid="0038ead2"/>
    </style:style>
    <style:style style:name="P24" style:family="paragraph" style:parent-style-name="Standard">
      <style:text-properties officeooo:rsid="0056d2c3" officeooo:paragraph-rsid="0056d2c3"/>
    </style:style>
    <style:style style:name="P25" style:family="paragraph" style:parent-style-name="Standard">
      <style:text-properties officeooo:paragraph-rsid="0056d2c3"/>
    </style:style>
    <style:style style:name="P26" style:family="paragraph" style:parent-style-name="Text_20_body">
      <style:paragraph-properties fo:text-align="start" style:justify-single-word="false"/>
      <style:text-properties officeooo:paragraph-rsid="003e3925"/>
    </style:style>
    <style:style style:name="P27" style:family="paragraph" style:parent-style-name="Text_20_body">
      <style:text-properties officeooo:paragraph-rsid="002b9a24"/>
    </style:style>
    <style:style style:name="T1" style:family="text">
      <style:text-properties officeooo:rsid="001d3738"/>
    </style:style>
    <style:style style:name="T2" style:family="text">
      <style:text-properties officeooo:rsid="001d8b43"/>
    </style:style>
    <style:style style:name="T3" style:family="text">
      <style:text-properties officeooo:rsid="001e0560"/>
    </style:style>
    <style:style style:name="T4" style:family="text">
      <style:text-properties officeooo:rsid="00276a4d"/>
    </style:style>
    <style:style style:name="T5" style:family="text">
      <style:text-properties officeooo:rsid="00278a96"/>
    </style:style>
    <style:style style:name="T6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cc7832" style:font-name="JetBrains Mono" fo:font-size="10pt" fo:font-style="normal" fo:font-weight="normal" officeooo:rsid="002d7037" style:font-size-asian="10pt" style:font-style-asian="normal" style:font-weight-asian="normal"/>
    </style:style>
    <style:style style:name="T8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officeooo:rsid="0028e456"/>
    </style:style>
    <style:style style:name="T10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officeooo:rsid="002d7037"/>
    </style:style>
    <style:style style:name="T16" style:family="text">
      <style:text-properties officeooo:rsid="003100d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98b3c" style:font-weight-asian="bold" style:font-weight-complex="bold"/>
    </style:style>
    <style:style style:name="T19" style:family="text">
      <style:text-properties fo:font-weight="bold" officeooo:rsid="0032ab5f" style:font-weight-asian="bold" style:font-weight-complex="bold"/>
    </style:style>
    <style:style style:name="T20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officeooo:rsid="003422a1"/>
    </style:style>
    <style:style style:name="T25" style:family="text">
      <style:text-properties officeooo:rsid="0037bbe0"/>
    </style:style>
    <style:style style:name="T26" style:family="text">
      <style:text-properties officeooo:rsid="003804bc"/>
    </style:style>
    <style:style style:name="T27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30" style:family="text">
      <style:text-properties officeooo:rsid="00399cf3"/>
    </style:style>
    <style:style style:name="T31" style:family="text">
      <style:text-properties officeooo:rsid="0039a1bc"/>
    </style:style>
    <style:style style:name="T32" style:family="text">
      <style:text-properties officeooo:rsid="003e186f"/>
    </style:style>
    <style:style style:name="T33" style:family="text">
      <style:text-properties officeooo:rsid="003e3925"/>
    </style:style>
    <style:style style:name="T34" style:family="text">
      <style:text-properties officeooo:rsid="00462aee"/>
    </style:style>
    <style:style style:name="T35" style:family="text">
      <style:text-properties officeooo:rsid="004bea0c"/>
    </style:style>
    <style:style style:name="T36" style:family="text">
      <style:text-properties officeooo:rsid="0052374a"/>
    </style:style>
    <style:style style:name="T37" style:family="text">
      <style:text-properties officeooo:rsid="002b9a24"/>
    </style:style>
    <style:style style:name="T38" style:family="text">
      <style:text-properties officeooo:rsid="0056d2c3"/>
    </style:style>
    <style:style style:name="T39" style:family="text">
      <style:text-properties fo:color="#507874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officeooo:rsid="00639063"/>
    </style:style>
    <style:style style:name="T41" style:family="text">
      <style:text-properties officeooo:rsid="006deac9"/>
    </style:style>
    <style:style style:name="T42" style:family="text">
      <style:text-properties officeooo:rsid="007d7a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<text:span text:style-name="T1">Java util package - What we can learn from </text:span><text:span text:style-name="T5">its</text:span><text:span text:style-name="T1"> implementation</text:span></text:p>
      <text:p text:style-name="P2"/>
      <text:p text:style-name="P19"><text:span text:style-name="T1">Java util package </text:span>is part of the Java Class Library, which is a set of pre-written code that provides common functionality to Java developers. <text:span text:style-name="T30">It </text:span>is one of the most commonly used packages in the Java programming language <text:span text:style-name="T31">which </text:span>provides a set of utility classes and interfaces that can be used to perform various operations, such as</text:p>
      <text:p text:style-name="P2"/>
      <text:list xml:id="list1777725551" text:style-name="L1">
        <text:list-item>
          <text:p text:style-name="P18"><text:span text:style-name="T2">date and time </text:span><text:span text:style-name="T30">handling</text:span></text:p>
        </text:list-item>
        <text:list-item>
          <text:p text:style-name="P14"><text:span text:style-name="T30">data manipulation </text:span><text:span text:style-name="T32">using </text:span>collection framework</text:p>
        </text:list-item>
        <text:list-item>
          <text:p text:style-name="P15">utility classes such as string tokenizer, random number generator, <text:span text:style-name="T3">encoding and decoding</text:span></text:p>
        </text:list-item>
        <text:list-item>
          <text:p text:style-name="P16">regex support (in sub package)</text:p>
        </text:list-item>
        <text:list-item>
          <text:p text:style-name="P16">stream support and functional interfaces (in sub package)</text:p>
        </text:list-item>
        <text:list-item>
          <text:p text:style-name="P17">classes useful <text:span text:style-name="T3">for </text:span>concurrent programming <text:span text:style-name="T3">(in sub package)</text:span></text:p>
        </text:list-item>
        <text:list-item>
          <text:p text:style-name="P16">classes for handling zip and jar files (in sub package) </text:p>
        </text:list-item>
      </text:list>
      <text:p text:style-name="P2"/>
      <text:p text:style-name="P20">The Java util package <text:span text:style-name="T34">as</text:span> one of the foundational packages in Java <text:span text:style-name="T32">was </text:span>designed in the mid-1990s by Java creators James Gosling, Mike Sheridan, and Patrick Naughton. Despite its age, it has been regularly updated and expanded over the years <text:span text:style-name="T34">so it is one of the good places to learn how to use Java.</text:span></text:p>
      <text:p text:style-name="P1"/>
      <text:p text:style-name="P26"><text:bookmark text:name="2990"/>So I <text:span text:style-name="T35">decided to </text:span>look up in the source code and <text:span text:style-name="T35">and </text:span>share with you some of good principles and practices that <text:span text:style-name="T4">creators</text:span> used <text:span text:style-name="T4">when creating </text:span><text:span text:style-name="T1">Java util </text:span><text:span text:style-name="T4">package. </text:span><text:span text:style-name="T33">These </text:span><text:span text:style-name="T35">tips and tricks</text:span><text:span text:style-name="T33"> </text:span>can help you <text:span text:style-name="T35">make your code easy readable and maintain</text:span>.</text:p>
      <text:p text:style-name="Text_20_body"><text:bookmark text:name="86a4"/>This first post in the series contains advice on basic but important thinks such as comments, CSS…</text:p>
      <text:p text:style-name="P3"/>
      <text:h text:style-name="Heading_20_1" text:outline-level="1">default <text:span text:style-name="T9">methods are powerful </text:span><text:span text:style-name="T24">and </text:span><text:span text:style-name="T20">@Deprecated</text:span><text:span text:style-name="T10">(since=</text:span><text:span text:style-name="T22">"1.1"</text:span><text:span text:style-name="T10">)</text:span></text:h>
      <text:p text:style-name="Standard"/>
      <text:p text:style-name="P6">Give example <text:span text:style-name="T24">on topic of maintaing existing project <text:line-break/><text:line-break/>Certain methods are specified to be optional. If a collection implementation doesn't implement a particular operation, it should define the corresponding method to throw UnsupportedOperationException. Such methods are marked "optional operation" in method specifications of the collections interfaces.</text:span></text:p>
      <text:h text:style-name="Heading_20_1" text:outline-level="1">when to use abstact class or interface </text:h>
      <text:p text:style-name="P27"><text:span text:style-name="T37">Constants modularize <text:line-break/><text:tab/>Example: ZipConstants<text:line-break/><text:line-break/></text:span><text:soft-page-break/><text:span text:style-name="T36">Use abstract class to minimize the effort required to implement interface<text:line-break/>look at </text:span><text:span text:style-name="T10">AbstractCollection</text:span></text:p>
      <text:h text:style-name="Heading_20_1" text:outline-level="1">getInstance</text:h>
      <text:p text:style-name="P7">Create Java objects like Calendar getInstance</text:p>
      <text:h text:style-name="P11" text:outline-level="1">Template pattent </text:h>
      <text:h text:style-name="P12" text:outline-level="1"><text:span text:style-name="T15">→ </text:span><text:span text:style-name="T6">protected abstract void </text:span><text:span text:style-name="T13">computeFields</text:span><text:span text:style-name="T10">()</text:span><text:span text:style-name="T6">; </text:span><text:span text:style-name="T7">in Calendar getInstance</text:span></text:h>
      <text:p text:style-name="P5"/>
      <text:h text:style-name="Heading_20_2" text:outline-level="2"><text:span text:style-name="T16">It is ok to put </text:span>two classes in the same file. </text:h>
      <text:p text:style-name="Text_20_body"/>
      <text:h text:style-name="P13" text:outline-level="3"><text:span text:style-name="T18">Initializer Block </text:span><text:span text:style-name="T19">are not wiedly used</text:span></text:h>
      <text:p text:style-name="P8"><text:span text:style-name="T19">E</text:span><text:span text:style-name="T17">quality of the objects – add info in documentation</text:span></text:p>
      <text:p text:style-name="P9"/>
      <text:h text:style-name="Heading_20_1" text:outline-level="1"><text:span text:style-name="T26">validation - </text:span>Objects <text:span text:style-name="T25">utiliy class</text:span></text:h>
      <text:p text:style-name="Text_20_body"/>
      <text:p text:style-name="P10">Maintance maters</text:p>
      <text:p text:style-name="P21"/>
      <text:p text:style-name="P21">java 11</text:p>
      <text:p text:style-name="P4"><text:span text:style-name="T6">public char </text:span><text:span text:style-name="T13">charAt</text:span><text:span text:style-name="T10">(</text:span><text:span text:style-name="T6">int </text:span><text:span text:style-name="T10">index) {</text:span><text:line-break/><text:span text:style-name="T10"> <text:s text:c="3"/></text:span><text:span text:style-name="T6">if </text:span><text:span text:style-name="T10">(isLatin1()) {</text:span><text:line-break/><text:span text:style-name="T10"> <text:s text:c="7"/></text:span><text:span text:style-name="T6">return </text:span><text:span text:style-name="T10">StringLatin1.</text:span><text:span text:style-name="T12">charAt</text:span><text:span text:style-name="T10">(</text:span><text:span text:style-name="T27">value</text:span><text:span text:style-name="T6">, </text:span><text:span text:style-name="T10">index)</text:span><text:span text:style-name="T6">;</text:span><text:line-break/><text:span text:style-name="T6"> <text:s text:c="3"/></text:span><text:span text:style-name="T10">} </text:span><text:span text:style-name="T6">else </text:span><text:span text:style-name="T10">{</text:span><text:line-break/><text:span text:style-name="T10"> <text:s text:c="7"/></text:span><text:span text:style-name="T6">return </text:span><text:span text:style-name="T10">StringUTF16.</text:span><text:span text:style-name="T12">charAt</text:span><text:span text:style-name="T10">(</text:span><text:span text:style-name="T27">value</text:span><text:span text:style-name="T6">, </text:span><text:span text:style-name="T10">index)</text:span><text:span text:style-name="T6">;</text:span><text:line-break/><text:span text:style-name="T6"> <text:s text:c="3"/></text:span><text:span text:style-name="T10">}</text:span><text:line-break/><text:span text:style-name="T10">}</text:span></text:p>
      <text:p text:style-name="P21"/>
      <text:p text:style-name="P4"><text:span text:style-name="T6"><text:line-break/>Java 17<text:line-break/>public char </text:span><text:span text:style-name="T13">charAt</text:span><text:span text:style-name="T10">(</text:span><text:span text:style-name="T6">int </text:span><text:span text:style-name="T10">index) {</text:span><text:line-break/><text:span text:style-name="T10"> <text:s text:c="3"/></text:span><text:span text:style-name="T6">return this</text:span><text:span text:style-name="T10">.isLatin1() ? StringLatin1.</text:span><text:span text:style-name="T12">charAt</text:span><text:span text:style-name="T10">(</text:span><text:span text:style-name="T6">this</text:span><text:span text:style-name="T10">.</text:span><text:span text:style-name="T27">value</text:span><text:span text:style-name="T6">, </text:span><text:span text:style-name="T10">index) : StringUTF16.</text:span><text:span text:style-name="T12">charAt</text:span><text:span text:style-name="T10">(</text:span><text:span text:style-name="T6">this</text:span><text:span text:style-name="T10">.</text:span><text:span text:style-name="T27">value</text:span><text:span text:style-name="T6">, </text:span><text:span text:style-name="T10">index)</text:span><text:span text:style-name="T6">;</text:span><text:line-break/><text:span text:style-name="T10">}</text:span></text:p>
      <text:p text:style-name="P4"/>
      <text:p text:style-name="P4"/>
      <text:p text:style-name="P4"/>
      <text:p text:style-name="P4"/>
      <text:p text:style-name="P4"/>
      <text:p text:style-name="P25"><text:soft-page-break/><text:span text:style-name="T38">Brige pattern<text:line-break/><text:line-break/></text:span><text:span text:style-name="T6">interface </text:span><text:span text:style-name="T10">Exportable&lt;</text:span><text:span text:style-name="T39">T</text:span><text:span text:style-name="T10">&gt; {</text:span><text:line-break/><text:span text:style-name="T10"> <text:s text:c="3"/>Exporter&lt;</text:span><text:span text:style-name="T39">T</text:span><text:span text:style-name="T10">&gt; </text:span><text:span text:style-name="T13">exporter</text:span><text:span text:style-name="T10">()</text:span><text:span text:style-name="T6">;</text:span><text:line-break/><text:span text:style-name="T10">}</text:span><text:line-break/><text:span text:style-name="T6">interface </text:span><text:span text:style-name="T10">Exporter&lt;</text:span><text:span text:style-name="T39">T</text:span><text:span text:style-name="T10">&gt; {</text:span><text:line-break/><text:span text:style-name="T10"> <text:s text:c="3"/></text:span><text:span text:style-name="T6">void </text:span><text:span text:style-name="T13">export</text:span><text:span text:style-name="T10">()</text:span><text:span text:style-name="T6">;</text:span><text:line-break/><text:span text:style-name="T10">}</text:span><text:line-break/><text:span text:style-name="T6">class </text:span><text:span text:style-name="T10">User </text:span><text:span text:style-name="T6">implements </text:span><text:span text:style-name="T10">Exportable&lt;User&gt; {</text:span><text:line-break/><text:line-break/><text:span text:style-name="T10"> <text:s text:c="3"/>String </text:span><text:span text:style-name="T27">name </text:span><text:span text:style-name="T10">= </text:span><text:span text:style-name="T22">""</text:span><text:span text:style-name="T6">;</text:span><text:line-break/><text:line-break/><text:span text:style-name="T6"> <text:s text:c="3"/>public </text:span><text:span text:style-name="T13">User</text:span><text:span text:style-name="T10">(String name) {</text:span><text:line-break/><text:span text:style-name="T10"> <text:s text:c="7"/></text:span><text:span text:style-name="T6">this</text:span><text:span text:style-name="T10">.</text:span><text:span text:style-name="T27">name </text:span><text:span text:style-name="T10">= name</text:span><text:span text:style-name="T6">;</text:span><text:line-break/><text:span text:style-name="T6"> <text:s text:c="3"/></text:span><text:span text:style-name="T10">}</text:span><text:line-break/><text:line-break/><text:span text:style-name="T10"> <text:s text:c="3"/></text:span><text:span text:style-name="T20">@Override</text:span><text:line-break/><text:span text:style-name="T20"> <text:s text:c="3"/></text:span><text:span text:style-name="T6">public </text:span><text:span text:style-name="T10">Exporter </text:span><text:span text:style-name="T13">exporter</text:span><text:span text:style-name="T10">() {</text:span><text:line-break/><text:span text:style-name="T10"> <text:s text:c="7"/></text:span><text:span text:style-name="T6">return new </text:span><text:span text:style-name="T10">PdfExport()</text:span><text:span text:style-name="T6">;</text:span><text:line-break/><text:span text:style-name="T6"> <text:s text:c="3"/></text:span><text:span text:style-name="T10">}</text:span><text:line-break/><text:line-break/><text:span text:style-name="T10"> <text:s text:c="3"/></text:span><text:span text:style-name="T6">class </text:span><text:span text:style-name="T10">PdfExport </text:span><text:span text:style-name="T6">implements </text:span><text:span text:style-name="T10">Exporter&lt;User&gt;{</text:span><text:line-break/><text:span text:style-name="T10"> <text:s text:c="7"/></text:span><text:span text:style-name="T20">@Override</text:span><text:line-break/><text:span text:style-name="T20"> <text:s text:c="7"/></text:span><text:span text:style-name="T6">public void </text:span><text:span text:style-name="T13">export</text:span><text:span text:style-name="T10">() {</text:span><text:line-break/><text:span text:style-name="T10"> <text:s text:c="11"/>System.</text:span><text:span text:style-name="T29">out</text:span><text:span text:style-name="T10">.println(</text:span><text:span text:style-name="T22">"Pdf user is " </text:span><text:span text:style-name="T10">+ </text:span><text:span text:style-name="T27">name</text:span><text:span text:style-name="T10">)</text:span><text:span text:style-name="T6">;</text:span><text:line-break/><text:span text:style-name="T6"> <text:s text:c="7"/></text:span><text:span text:style-name="T10">}</text:span><text:line-break/><text:span text:style-name="T10"> <text:s text:c="3"/>}</text:span><text:line-break/><text:line-break/><text:span text:style-name="T10"> <text:s text:c="3"/></text:span><text:span text:style-name="T6">class </text:span><text:span text:style-name="T10">HtmlExport </text:span><text:span text:style-name="T6">implements </text:span><text:span text:style-name="T10">Exporter&lt;User&gt; {</text:span><text:line-break/><text:line-break/><text:span text:style-name="T10"> <text:s text:c="7"/></text:span><text:span text:style-name="T20">@Override</text:span><text:line-break/><text:span text:style-name="T20"> <text:s text:c="7"/></text:span><text:span text:style-name="T6">public void </text:span><text:span text:style-name="T13">export</text:span><text:span text:style-name="T10">() {</text:span><text:line-break/><text:span text:style-name="T10"> <text:s text:c="11"/>System.</text:span><text:span text:style-name="T29">out</text:span><text:span text:style-name="T10">.println(</text:span><text:span text:style-name="T22">"Html user is " </text:span><text:span text:style-name="T10">+ </text:span><text:span text:style-name="T27">name</text:span><text:span text:style-name="T10">)</text:span><text:span text:style-name="T6">;</text:span><text:line-break/><text:span text:style-name="T6"> <text:s text:c="7"/></text:span><text:span text:style-name="T10">}</text:span><text:line-break/><text:span text:style-name="T10"> <text:s text:c="3"/>}</text:span><text:line-break/><text:span text:style-name="T10">}</text:span></text:p>
      <text:p text:style-name="P24"/>
      <text:p text:style-name="P24"/>
      <text:p text:style-name="P25"><text:span text:style-name="T38">// </text:span><text:span text:style-name="T40">pass</text:span><text:span text:style-name="T38"> configuration </text:span><text:span text:style-name="T40">to decide on exporter<text:line-break/>// </text:span><text:span text:style-name="T41">client can <text:s/>create their own exporter </text:span><text:span text:style-name="T42">but can change or extend exising</text:span></text:p>
      <text:p text:style-name="P24"><text:span text:style-name="T10">User u = </text:span><text:span text:style-name="T6">new </text:span><text:span text:style-name="T10">User(</text:span><text:span text:style-name="T22">"Ivan"</text:span><text:span text:style-name="T10">)</text:span><text:span text:style-name="T6">;</text:span><text:line-break/><text:span text:style-name="T10">u.exporter().export()</text:span><text:span text:style-name="T6">;</text:span></text:p>
      <text:p text:style-name="P24"><text:span text:style-name="T6"><text:line-break/>class </text:span><text:span text:style-name="T10">CsvExporter </text:span><text:span text:style-name="T6">implements </text:span><text:span text:style-name="T10">Exporter&lt;User&gt; {</text:span><text:line-break/><text:span text:style-name="T10"> <text:s text:c="3"/></text:span><text:span text:style-name="T6">private </text:span><text:span text:style-name="T10">User </text:span><text:span text:style-name="T27">user</text:span><text:span text:style-name="T6">;</text:span><text:line-break/><text:line-break/><text:span text:style-name="T6"> <text:s text:c="3"/>public </text:span><text:span text:style-name="T13">CsvExporter</text:span><text:span text:style-name="T10">(User user) {</text:span><text:line-break/><text:span text:style-name="T10"> <text:s text:c="7"/></text:span><text:span text:style-name="T6">this</text:span><text:span text:style-name="T10">.</text:span><text:span text:style-name="T27">user </text:span><text:span text:style-name="T10">= user</text:span><text:span text:style-name="T6">;</text:span><text:line-break/><text:span text:style-name="T6"> <text:s text:c="3"/></text:span><text:span text:style-name="T10">}</text:span><text:line-break/><text:span text:style-name="T10"> <text:s text:c="3"/></text:span><text:span text:style-name="T20">@Override</text:span><text:line-break/><text:span text:style-name="T20"> <text:s text:c="3"/></text:span><text:span text:style-name="T6">public void </text:span><text:span text:style-name="T13">export</text:span><text:span text:style-name="T10">() {</text:span><text:line-break/><text:span text:style-name="T10"> <text:s text:c="7"/>System.</text:span><text:span text:style-name="T29">out</text:span><text:span text:style-name="T10">.println(</text:span><text:span text:style-name="T22">"CsvExporter " </text:span><text:span text:style-name="T10">+ </text:span><text:span text:style-name="T27">user</text:span><text:span text:style-name="T10">.</text:span><text:span text:style-name="T27">name</text:span><text:span text:style-name="T10">)</text:span><text:span text:style-name="T6">;</text:span><text:line-break/><text:span text:style-name="T6"> <text:s text:c="3"/></text:span><text:span text:style-name="T10">}</text:span><text:line-break/><text:span text:style-name="T10">}</text:span></text:p>
      <text:p text:style-name="P25"><text:span text:style-name="T6">new </text:span><text:span text:style-name="T10">CsvExporter(u).export()</text:span><text:span text:style-name="T6">;</text:span></text:p>
      <text:p text:style-name="P2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22:40:03.298138171</meta:creation-date>
    <dc:date>2023-04-23T11:51:31.499497968</dc:date>
    <meta:editing-duration>PT2H22M55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4" meta:paragraph-count="33" meta:word-count="535" meta:character-count="3741" meta:non-whitespace-character-count="3016"/>
  </office:meta>
</office:document-meta>
</file>